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E0000011CE2C79D1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808080" draw:textarea-horizontal-align="center" draw:textarea-vertical-align="middle"/>
    </style:style>
    <style:style style:name="gr2" style:family="graphic" style:parent-style-name="standard">
      <style:graphic-properties svg:stroke-color="#008000" draw:fill="solid" draw:fill-color="#33cc66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</style:style>
    <style:style style:name="gr4" style:family="graphic" style:parent-style-name="standard">
      <style:graphic-properties svg:stroke-color="#c0c0c0" draw:textarea-horizontal-align="center" draw:textarea-vertical-align="middle"/>
    </style:style>
    <style:style style:name="gr5" style:family="graphic" style:parent-style-name="standard">
      <style:graphic-properties svg:stroke-color="#ff0000" draw:fill="hatch" draw:fill-color="#ff0000" draw:fill-hatch-name="Hatch_20_2" draw:fill-hatch-solid="false" draw:textarea-horizontal-align="justify" draw:textarea-vertical-align="middle" draw:auto-grow-height="false"/>
    </style:style>
    <style:style style:name="gr6" style:family="graphic" style:parent-style-name="standard">
      <style:graphic-properties svg:stroke-color="#4700b8" draw:fill="hatch" draw:fill-color="#ff0000" draw:fill-hatch-name="Hatch_20_3" draw:fill-hatch-solid="fals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fo:min-height="0.5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3cm" draw:marker-start-width="0.045cm" draw:marker-end-width="0.045cm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style:text-properties fo:font-size="6pt" style:font-size-asian="6pt" style:font-size-complex="6pt"/>
    </style:style>
    <style:style style:name="P4" style:family="paragraph">
      <style:text-properties fo:font-size="8pt" style:font-size-asian="8pt" style:font-size-complex="8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583cm" svg:y1="5.5cm" svg:x2="4.583cm" svg:y2="27cm">
          <text:p/>
        </draw:line>
        <draw:custom-shape draw:style-name="gr2" draw:text-style-name="P2" draw:layer="layout" svg:width="6.5cm" svg:height="0.5cm" svg:x="5.6cm" svg:y="5.6cm">
          <text:p text:style-name="P2">&lt;texte&gt;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0.739cm" svg:height="0.493cm" svg:x="4.217cm" svg:y="5.016cm">
          <draw:text-box>
            <text:p><text:span text:style-name="T1">8h</text:span></text:p>
          </draw:text-box>
        </draw:frame>
        <draw:line draw:style-name="gr4" draw:text-style-name="P1" draw:layer="layout" svg:x1="5.1cm" svg:y1="5.5cm" svg:x2="5.1cm" svg:y2="27cm">
          <text:p/>
        </draw:line>
        <draw:custom-shape draw:style-name="gr5" draw:text-style-name="P2" draw:layer="layout" svg:width="6.5cm" svg:height="0.5cm" svg:x="5.6cm" svg:y="6.4cm">
          <text:p text:style-name="P1"><text:span text:style-name="T2">&lt;texte&gt;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6.5cm" svg:height="0.5cm" svg:x="5.6cm" svg:y="7.251cm">
          <text:p text:style-name="P1"><text:span text:style-name="T2">&lt;texte&gt;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3.5cm" svg:height="0.75cm" svg:x="1cm" svg:y="5.4cm">
          <draw:text-box>
            <text:p><text:span text:style-name="T3">&lt;prenom&gt; &lt;nom&gt;</text:span></text:p>
          </draw:text-box>
        </draw:frame>
        <draw:frame draw:style-name="gr8" draw:layer="layout" svg:width="12.5cm" svg:height="1.675cm" svg:x="6.4cm" svg:y="2cm">
          <draw:text-box>
            <text:p>&lt;NOM-CRECHE&gt;</text:p>
            <text:p>Planning du &lt;date&gt;</text:p>
          </draw:text-box>
        </draw:frame>
        <draw:frame draw:style-name="gr9" draw:text-style-name="P1" draw:layer="layout" svg:width="3.27cm" svg:height="3.155cm" svg:x="1.53cm" svg:y="1.445cm">
          <draw:image xlink:href="Pictures/100002010000012E0000011CE2C79D10.png" xlink:type="simple" xlink:show="embed" xlink:actuate="onLoad">
            <text:p/>
          </draw:image>
        </draw:frame>
        <draw:line draw:style-name="gr10" draw:text-style-name="P1" draw:layer="layout" svg:x1="5.5cm" svg:y1="9cm" svg:x2="12cm" svg:y2="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Hatch_20_2" draw:display-name="Hatch 2" draw:style="single" draw:color="#ff0000" draw:distance="0.1cm" draw:rotation="450"/>
    <draw:hatch draw:name="Hatch_20_3" draw:display-name="Hatch 3" draw:style="single" draw:color="#2323dc" draw:distance="0.1cm" draw:rotation="31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2-21T10:45:41</meta:creation-date>
    <dc:date>2009-03-22T22:16:50.41</dc:date>
    <meta:editing-duration>PT23H31M41S</meta:editing-duration>
    <meta:editing-cycles>24</meta:editing-cycles>
    <meta:generator>OpenOffice.org/3.0$Win32 OpenOffice.org_project/300m9$Build-9358</meta:generator>
    <dc:title>Planning détaillé</dc:title>
    <meta:document-statistic meta:object-count="10"/>
    <meta:user-defined meta:name="Info 1">Gertrude</meta:user-defined>
    <meta:user-defined meta:name="Info 2"/>
    <meta:user-defined meta:name="Info 3"/>
    <meta:user-defined meta:name="Info 4"/>
  </office:meta>
</office:document-meta>
</file>